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<text:s/>Post-Inversion Model Integration of Disparate Tomographic Models by Model Structure Analys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Hendrik Paasch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são de diferentes abordagens para a integração pós-inversão de multiplos modelos geofísicos de acordo com a estrutura do modelo.</text:p>
              </text:list-item>
              <text:list-item>
                <text:p>A maioria das abordagens é limitada à integração de modelos geofísicos completamente “co-localizado”</text:p>
              </text:list-item>
              <text:list-item>
                <text:p>Tenta facilitar a interpretação geológica de modelos geofísicos múltiplos</text:p>
              </text:list-item>
              <text:list-item>
                <text:p>Ilustra o potencial da integração de modelo estruturado para dar suporte a estimação de parâmetros petro-físico sem a necessidade de forular uma função de transferência determinística que descreva o relacionamento entre modelos geofísicos e parâmetros esparsos alv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ncorporação de resolução de modelo no espaço de parâmetr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 de Redes Neurais de Kohon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nálise por clus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esafios futuros da pesquisa em integração de modelo pós-invers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binação de diferentes características e diferentes domínios de análise</text:p>
                <text:list>
                  <text:list-item>
                    <text:p>Nenhum dos algoritmos discutidos analisa múltiplas características, por exemplo, boundary (fronteira) e color/chroma (cor/croma) e textura.</text:p>
                    <text:list>
                      <text:list-item>
                        <text:p>Textura tem menor importância quando se integra modelos geofísicos, pois inversões regularizadas podem dominar/governar amplamente a textura do modelo.</text:p>
                      </text:list-item>
                    </text:list>
                  </text:list-item>
                  <text:list-item>
                    <text:p>Parece viável integrar diferentes conceitos de detecção de fronteira e análise de cor/croma Hachmoller and Paasche [2013]</text:p>
                    <text:list>
                      <text:list-item>
                        <text:p>Empregaram algoritmo de espectro de cluster para a integração pós-inversão de modelos geofísicos.</text:p>
                      </text:list-item>
                      <text:list-item>
                        <text:p>Entretanto usaram similaridade gaussiana para popular a matriz de adjacência ponderada, o que torna a análise similar a fuzzy c-means e limita a análise da estrutura do modelo para análise de informação de cor/cro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esafios futuros da pesquisa em integração de modelo pós-inversão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Integração através de escalas e diferentes tipos de informação</text:p>
                <text:list>
                  <text:list-item>
                    <text:p>O uso de dados de log de poço pode ajudar a superar problemas na integração de modelo geofísico resultado de ambiguidade do processo de geração do modelo</text:p>
                  </text:list-item>
                  <text:list-item>
                    <text:p>Os desafios a serem superados são baseados nas diferentes escalas da resolução espacial do dado de log e modelos geofísicos</text:p>
                  </text:list-item>
                  <text:list-item>
                    <text:p>O algoritmo RMVFCM oferece potencial para considerar dados de log de poço espaços sub-escalado, na integração de múltiplos modelos geofísicos</text:p>
                    <text:list>
                      <text:list-item>
                        <text:p>Os problemas podem ser por conta da capacidade insuficiente de considerar erros de medida dos dados de logg na análise de cluster.</text:p>
                      </text:list-item>
                    </text:list>
                  </text:list-item>
                  <text:list-item>
                    <text:p>Nenhuma abordagem tem sido desenvolvida que incorpore as características específicas do erro dos modelos numericamente derivados e amostrados subjetiv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esafios futuros da pesquisa em integração de modelo pós-inversão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Integração através de escalas e diferentes tipos de informação</text:p>
                <text:list>
                  <text:list-item>
                    <text:p>Modelos geológicos podem estar disponíveis, e podem formar uma classe adicional de informação a ser considerada na integração do modelo geofísico.</text:p>
                  </text:list-item>
                  <text:list-item>
                    <text:p>Estes modelos são usualmente pré-classificados no sentido de que um número de camadas homogêneas são separadas por fronteiras “afiadas'</text:p>
                  </text:list-item>
                  <text:list-item>
                    <text:p>Estes modelos podem depender parcialmente do entendimento subjetivo de um expert</text:p>
                    <text:list>
                      <text:list-item>
                        <text:p>Como resultado, pode ser completamente correto em algumas regiões da área do modelo, mas pode carregar imprecisões significativas</text:p>
                      </text:list-item>
                    </text:list>
                  </text:list-item>
                  <text:list-item>
                    <text:p>Considerar tais modelos geológicos como apenas um conjunto adicional de informação em uma integração de modelo pós-inversão, sem considerar as características especiais do modelo geológico no procedimento de integração, irá falhar em produzir resultados confiáve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gração numérica de modelos geofísicos diferentes, alcançados por inversão de dados geofísicos subjacentes, <text:s/>permitem a interpretação melhorada de modelos geofísicos</text:p>
              </text:list-item>
              <text:list-item>
                <text:p>Integração numérica deve resultar em uma imagem composta de informação de múltiplos modelos geofísicos</text:p>
              </text:list-item>
              <text:list-item>
                <text:p><text:span text:style-name="T1">Atualmente nenhum dos modelos disponíveis permite integração de modelo em diferentes domínios</text:span></text:p>
                <text:list>
                  <text:list-item>
                    <text:p>Domínio do modelo e espaço dos parâmetros</text:p>
                  </text:list-item>
                </text:list>
              </text:list-item>
              <text:list-item>
                <text:p><text:span text:style-name="T1">As abordagens em uso se limitam a análise de bordas ou análise de cor/croma – análise da estrutura do modelo de cordo com os valores assinalados nas células do grid do modelo.</text:span></text:p>
              </text:list-item>
              <text:list-item>
                <text:p><text:span text:style-name="T1">Há diferenças nas abordagens com relação a adequação para lidar om modelos totalmente ou parcialmente co-localizados</text:span></text:p>
                <text:list>
                  <text:list-item>
                    <text:p>Este último é mais desafiador e raramente é usado</text:p>
                  </text:list-item>
                </text:list>
              </text:list-item>
              <text:list-item>
                <text:p><text:span text:style-name="T1">Muitas abordagens oferecem o potencial de considerar informação de erro do modelo</text:span></text:p>
                <text:list>
                  <text:list-item>
                    <text:p>Entretanto, na maioria das aplicações, erros do modelo são ignorados para simplificação ou por causa da falta de capacidade de prover estimativas de erro realís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ração pós-inversão focam na identificação de potenciais unidades litológicas</text:p>
              </text:list-item>
              <text:list-item>
                <text:p>Algumas abordagens oferecem potencial além da discriminação litológica</text:p>
                <text:list>
                  <text:list-item>
                    <text:p>Estimação de parâmetro petrofísico</text:p>
                  </text:list-item>
                  <text:list-item>
                    <text:p>Interpolação geo-cientificamente restrita de parâmetros geotécnicos ou hidrológicos esparsos</text:p>
                  </text:list-item>
                </text:list>
              </text:list-item>
              <text:list-item>
                <text:p><text:span text:style-name="T1">Tal construção de análise numérica na estrutura da informação do modelo integrado torna este campo de pesquisa promiss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bservações Importa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o interesse é meramente seguir adiante com uma análise rápida da similaridade da estrutura do modelo (graientes/bordas) uma integração visual seria eficiente e suficiente</text:p>
              </text:list-item>
              <text:list-item>
                <text:p>Entretanto, bordas na composição visual pode nem sempre ser contínuas e coincidentes e deixar o usuário com um desafio de interpretação.</text:p>
              </text:list-item>
              <text:list-item>
                <text:p>RNA ou análise de cluster permitem uma imagem integrada única delineando regiões distintas, mas com alto custo computacional</text:p>
              </text:list-item>
              <text:list-item>
                <text:p>Se a análise de confiabilidade das estruturas detectadas é desejado, o esforço computacional aumenta ainda ma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3:46:00.917061905</meta:creation-date>
    <dc:date>2016-05-03T12:52:00.832073115</dc:date>
    <meta:editing-duration>PT5H23M6S</meta:editing-duration>
    <meta:editing-cycles>22</meta:editing-cycles>
    <meta:generator>LibreOffice/4.2.8.2$Linux_X86_64 LibreOffice_project/420m0$Build-2</meta:generator>
    <meta:document-statistic meta:object-count="73"/>
  </office:meta>
</office:document-meta>
</file>